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3.705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user is not able to register with invalid email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5. Enter @FirstName value in<text:s/></text:p>
            <text:p>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6. Enter @LastName value in "Last Name"</text:p>
            <text:p>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8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1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.In "Email" field enter email with multiple @<text:s/></text:p>
            <text:p>signs, e.g. @Email1</text:p>
          </table:table-cell>
          <table:table-cell office:value-type="string" table:style-name="ce3">
            <text:p>Email field is popula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3. Click on "Register" button</text:p>
          </table:table-cell>
          <table:table-cell office:value-type="string" table:style-name="ce4">
            <text:p>Email field is red, there is validation message under it "Please enter valid email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In "Email" field enter email with special characters in local-part, e.g @Email2</text:p>
          </table:table-cell>
          <table:table-cell office:value-type="string" table:style-name="ce3">
            <text:p>Email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 Click on "Register" button</text:p>
          </table:table-cell>
          <table:table-cell office:value-type="string" table:style-name="ce3">
            <text:p>Email field is red, there is validation message under it "Please enter valid email."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6.In "Email" field enter email without @ character, e.g. @Email3</text:p>
          </table:table-cell>
          <table:table-cell office:value-type="string" table:style-name="ce3">
            <text:p>Email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7. Click on "Register" button</text:p>
          </table:table-cell>
          <table:table-cell office:value-type="string" table:style-name="ce3">
            <text:p>Email field is red, there is validation message under it "Please enter valid email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8. In "Email" field enter email with white spaces,<text:s/></text:p>
            <text:p>e.g. @Email4</text:p>
          </table:table-cell>
          <table:table-cell office:value-type="string" table:style-name="ce3">
            <text:p>Email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 Click on "Register" button</text:p>
          </table:table-cell>
          <table:table-cell office:value-type="string" table:style-name="ce3">
            <text:p>Email field is red, there is validation message under it "Please enter valid email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0. Enter email with multiple dots in domain part,<text:s/></text:p>
            <text:p>e.g. @Email5</text:p>
          </table:table-cell>
          <table:table-cell office:value-type="string" table:style-name="ce3">
            <text:p>Email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 Click on "Register" button</text:p>
          </table:table-cell>
          <table:table-cell office:value-type="string" table:style-name="ce3">
            <text:p>Email field is red, there is validation message under it "Please enter valid email."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2. Enter email with invalid domain, e.g. @Email6</text:p>
          </table:table-cell>
          <table:table-cell office:value-type="string" table:style-name="ce3">
            <text:p>Email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3. Click on "Register" button</text:p>
          </table:table-cell>
          <table:table-cell office:value-type="string" table:style-name="ce3">
            <text:p>Email field is red, there is validation message under it "Please enter valid email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Mari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McGow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mmcgow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<text:a xlink:href="mailto:emelia.hills@gmail.com">12.10.1997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1</text:p>
          </table:table-cell>
          <table:table-cell office:value-type="string" table:style-name="ce7">
            <text:p><text:a xlink:href="mailto:marie@mc@gowan@gmail.com">marie@mc@gowan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2</text:p>
          </table:table-cell>
          <table:table-cell office:value-type="string" table:style-name="ce3">
            <text:p>marie,15!@gmail.co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3</text:p>
          </table:table-cell>
          <table:table-cell office:value-type="string" table:style-name="ce3">
            <text:p>mariemggmail.co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4</text:p>
          </table:table-cell>
          <table:table-cell office:value-type="string" table:style-name="ce3">
            <text:p>marie mg@gmail.co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5</text:p>
          </table:table-cell>
          <table:table-cell office:value-type="string" table:style-name="ce7">
            <text:p><text:a xlink:href="mailto:mariemg@g.mail.com">mariemg@g.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6</text:p>
          </table:table-cell>
          <table:table-cell office:value-type="string" table:style-name="ce7">
            <text:p><text:a xlink:href="mailto:mariemg@gmail">mariemg@gmail</text:a></text:p>
          </table:table-cell>
          <table:table-cell table:number-columns-repeated="16382"/>
        </table:table-row>
        <table:table-row table:number-rows-repeated="10485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44:16Z</meta:creation-date>
    <dc:date>2022-07-01T08:47:14Z</dc:date>
  </office:meta>
</office:document-meta>
</file>